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E175114B7B599F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12.499cm, 21.326cm, 6.06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099cm" svg:height="8.874cm" svg:x="0.101cm" svg:y="0.101cm">
          <draw:image xlink:href="Pictures/10000000000005E8000007E04E175114B7B599F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6:41.257301791</dc:date>
    <meta:editing-duration>PT3M3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